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2c1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va de document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5:13:01.292860257</meta:creation-date>
    <dc:date>2017-10-05T12:03:21.434257230</dc:date>
    <meta:editing-duration>PT37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4" meta:character-count="19" meta:non-whitespace-character-count="16"/>
  </office:meta>
</office:document-meta>
</file>